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Wootton &amp; Emmerson (2005), linking every component through nutrient and energy flows (Lindeman 1942). Consumer-resource interactions of varying strength play a crucial role in shaping important ecosystem functions and processes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Nilsson &amp; McCann (2016) and the resulting associated ecosystem services (Montoya <text:span text:style-name="T1">et al.</text:span> 2003). Global changes have a diversity of impacts on species themselves, but also how they interact and the resulting assemblages and functioning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section text:name="refs"><text:section text:name="ref-Aguiar2019RevBia"><text:p text:style-name="Text_20_body">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0-31T02:27:48Z</meta:creation-date>
    <dc:date>2024-10-31T02:27:4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